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Awami Nastaliq Alpha2" svg:font-family="'Awami Nastaliq Alpha2'" style:font-pitch="variable"/>
    <style:font-face style:name="Awami Nastaliq Beta1" svg:font-family="'Awami Nastaliq Beta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Awami Nastaliq Beta1" officeooo:rsid="000df074" officeooo:paragraph-rsid="000df074" style:font-name-complex="Awami Nastaliq Beta1"/>
    </style:style>
    <style:style style:name="P2" style:family="paragraph" style:parent-style-name="Standard">
      <style:paragraph-properties fo:text-align="start" style:justify-single-word="false" style:writing-mode="rl-tb"/>
      <style:text-properties style:font-name="Awami Nastaliq Beta1" officeooo:rsid="000df074" officeooo:paragraph-rsid="000df074" style:font-name-complex="Awami Nastaliq Beta1"/>
    </style:style>
    <style:style style:name="P3" style:family="paragraph" style:parent-style-name="Standard">
      <style:paragraph-properties fo:text-align="end" style:justify-single-word="false" style:writing-mode="rl-tb"/>
      <style:text-properties style:font-name="Awami Nastaliq Beta1" fo:font-size="22pt" officeooo:rsid="000df074" officeooo:paragraph-rsid="000df074" style:font-size-asian="22pt" style:font-name-complex="Awami Nastaliq Beta1" style:font-size-complex="22pt"/>
    </style:style>
    <style:style style:name="P4" style:family="paragraph" style:parent-style-name="Standard">
      <style:paragraph-properties fo:text-align="start" style:justify-single-word="false" style:writing-mode="lr-tb"/>
      <style:text-properties style:font-name="Awami Nastaliq Beta1" officeooo:rsid="000df074" officeooo:paragraph-rsid="000df074" style:font-name-complex="Awami Nastaliq Bet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نسانی حقوقو عالمی منشور</text:p>
      <text:p text:style-name="P4">UNITED NATIONS UNIVERSAL</text:p>
      <text:p text:style-name="P4">DECLARATION OF HUMAN RIGHTS</text:p>
      <text:p text:style-name="P4">1948</text:p>
      <text:p text:style-name="P4"><text:s/></text:p>
      <text:p text:style-name="P1"/>
      <text:p text:style-name="P2"><text:s text:c="25"/>TRANSLATED IN KHOWAR LANGUAGE</text:p>
      <text:p text:style-name="P1"/>
      <text:p text:style-name="P1"/>
      <text:p text:style-name="P2">UNITED NATIONS (UN)</text:p>
      <text:p text:style-name="P1"/>
      <text:p text:style-name="P1"/>
      <text:p text:style-name="P1"/>
      <text:p text:style-name="P1"/>
      <text:p text:style-name="P3"/>
      <text:p text:style-name="P3">انسانی حقوقو عالمی منشور</text:p>
      <text:p text:style-name="P3">۱۹۴۸</text:p>
      <text:p text:style-name="P3">جنرل اسمبلیو قرارداد <text:s/>۲۱۷ اے (۱۱۱)ٹھونکشال مسو جوش تاریخ سال ۱۹۴۸</text:p>
      <text:p text:style-name="P3"/>
      <text:p text:style-name="P3">ٹھونکشال مسو جوش تاریخ سال ۱۹۴۸، چار کوسلو جنرل اسمبلی "انسانی حقوقو عالمی منشورو" پاس کوری <text:s/>اغلان اریر کہ ہو مکمل زکر اچہ صفحہ گویان۔ ہیہ تاریخی موقعا جنرل <text:soft-page-break/>اسمبلی تان ممبرانانتے زور پرائے کہ ہر ممبر ملک تان تان ملکہ ہیہ منشورو اغلانو کورار۔ وا ہمو نشرواشاعتہ حصہ گانار ۔ مثلا ہمو چھاپ کوری عوامی ژاغہ ۻاکیکوبندوبستو کورار، وا خاص کوری سکولہ وا علمی ادارین ہمو رے طالب علمانتے ہمو بارا تفصیلو سورا لو دیونو بائے۔ وا ہیہ سلسلہ کیہ ملکو یا علاقو سو دی امتیازی سلوک کورونو مو بائے۔</text:p>
      <text:p text:style-name="P3"/>
      <text:p text:style-name="P3"><text:tab/>اخری مستند مسودہ محکمہ اطلاعات چارکوسل نیویارک</text:p>
      <text:p text:style-name="P3"/>
      <text:p text:style-name="P3">انسانان حقو عالمی منشور</text:p>
      <text:p text:style-name="P3">تمہید :</text:p>
      <text:p text:style-name="P3">ہر انسانو ذاتی عزت و حرمت و انسانانان مساوی وا ناقابل انتقال حقان تسلیم کوریک دنیا ازادی اوچے انصافو وا امنو بنیاد شیر،</text:p>
      <text:p text:style-name="P3">کوریکو کی انسانو حقار لاپرواہی وا تو بے حرمتی اکثر ہڥ وحشیانہ کورمان (شکلہ) بیتی پروشٹہ گیتی شیر کی ہے وجہین دیتی انسانی ضمیروتے بو تکلیف توری شیر خور عام رویان توقع ہیہ بہچی گیتی شیر کہ <text:s/>ای ہڥ دنیا <text:s/>وجودا گیار کہ ہتیرا ہر ای نفریو تان <text:soft-page-break/>لوؤ دیکو تان عقیدو سورا عمل کوریکو ازادی بائے وا بوہتونی اوچے نفرتار پاک بائے،</text:p>
      <text:p text:style-name="P3">ہیہ ضروری شیرکی انسانان حقو قانونو سورا عمل کوریکو صورتہ محفوظ کورونو بائے۔ <text:s/>وا رویانتے ہیہ موقعو دیونو مو بائے کی ہیت <text:s/>محبور بیتی جبرو اوچے ظلم وا زیادتیو خلافہ روُپھی بغاوت کونی۔ وا ہے بچین ضروری شیر کہ قومان موژی یاردوستی اوچے محبتو رشتو زیادونو بائے،</text:p>
      <text:p text:style-name="P3"/>
      <text:p text:style-name="P3">ہے بچین چارکوسلو ممبر ملک تان ائینہ (چارٹرڈ) انسانانان بنیادی حقو ، رویان عزتو وا قدرو عورتانان <text:s/>اوچے موشانان موژی برابریو حقو بارا تان یقینو دوبارہ تصدیق کوریتانی <text:s/>وا ای <text:s/>ازاد و خوشگوار معاشرتی ترقیوت تقویت دیکو وا زندگیو ترقیو ارادو کور یتانی،</text:p>
      <text:p text:style-name="P3">کوریکوکی ممبر ممالک ہیہ عہدو کوری اسونی کہ ہیت اقوام متحدو سوم ایبیتی پورا دنیا اوصولا وا عملا انسانی حقان اوچے بنیادی ازادیان زیادار زیاد احترامو کونی وا کورینی،</text:p>
      <text:p text:style-name="P3"><text:soft-page-break/>ہے عہدو تکمیل کوریکو باچے بو ضروری شیر کہ ہے حقان اوچے ازادیان بارا سف <text:s/>ہوڥ کورانی لہذا</text:p>
      <text:p text:style-name="P3">جنرل اسمبلی</text:p>
      <text:p text:style-name="P3">اعلان کویان کہ</text:p>
      <text:p text:style-name="P3">انسانان حقو ہیہ منشور تمام قومان بچے حقان حاصل کوریکو مشترکہ معیار بوئے کوریکو کی ہر ای نفری وا معاشرو ہر ای ادارہ ہیہ منشورو تان پروشٹہ لاکھی تعلیم اوچے تبلیغو ذریعہ ہے حقان اوچے ازادیو بچے رویان موژا احترام پیدا کورانی، ہیتان قومی اوچے بین القوامی کاروائیان ذریعہ ممبر ملکان اوچے ہتے قومان بچے کہ ہتیت ممبر ملکان مہ تحت اسونی،ہمی اصولان اپناؤ کوریکو بچے وختو سوم جوستہ جوستہ کوشش کورانی۔</text:p>
      <text:p text:style-name="P3"/>
      <text:p text:style-name="P3">دفعہ ۱:</text:p>
      <text:p text:style-name="P3">تمام انسانن ازاد <text:s/>وا حقو اوچے عزتو لحاظا برابر پیدا بیتی اسونی۔ وا ہیتانتے عقل اوچے ضمیر <text:s/>دیونو بیتی شیر ہیغین دیتی ہیت تان موژی ایوال ایوالیو سوم ڥئیلی سلوک</text:p>
      <text:p text:style-name="P3"><text:soft-page-break/><text:s/>( بھائی چارگی) <text:s/>کوریلیک۔</text:p>
      <text:p text:style-name="P3"/>
      <text:p text:style-name="P3">دفعہ ۲:</text:p>
      <text:p text:style-name="P3">ہر ای نفری ہے حقوقان مستحق کھیوکہ <text:s/>چارکوسلو اغلانیہ زکرکورونو بیتی شیر، قومیت، رنگ و نسل، جنس، زبان، مذہب ،سیاسی تفریق ،معاشرہ خاندانی حیثیت یا ملکھو یا علاقو بنیادا کوسو دی امتیازی سلوک کورونو نو بوئے۔</text:p>
      <text:p text:style-name="P3">ہیغار علاوہ کیہ دی سیاسی ، علاقائی ، بین القوامی حیثیتو مطابقہ ملکھو یا علاقو سوم دی کی کیہ نفری تعلق لاکھویان ہسے آزاد علاقہ ہویا <text:s/>کی کیہ ملکو قبضا شیر یا سیاسی حیثیتہ ملکھو سورا کیہ پابندی شینی، <text:s/>ہتے ملکو شہری بیکو حیثیتہ دی کوسو <text:s/>امتیازی سلوک کورونو نو بوئے۔</text:p>
      <text:p text:style-name="P3"/>
      <text:p text:style-name="P3">دفعہ ۳:</text:p>
      <text:p text:style-name="P3">ہر نفریوتے تان ژانو ،ازادیو وا وا ذاتی تحفظو حق حاصل شیر۔</text:p>
      <text:p text:style-name="P3"/>
      <text:p text:style-name="P3"/>
      <text:p text:style-name="P3"><text:soft-page-break/></text:p>
      <text:p text:style-name="P3"/>
      <text:p text:style-name="P3"/>
      <text:p text:style-name="P3">دفعہ ۴:</text:p>
      <text:p text:style-name="P3">کوس دی غلام ساؤزیئے حالیکو <text:s/>اجازت نوبوئے <text:s/>وا غلامیو اوچے روئے بیزیمیکو کیہ دی قسمہ وا کیہ دی <text:s/>شکلا <text:s/>کی ہوئے ممنوغ قرار دیونو بیتی شیر ۔</text:p>
      <text:p text:style-name="P3"/>
      <text:p text:style-name="P3">دفعہ ۵:</text:p>
      <text:p text:style-name="P3">کوس دی جمسانی اذیت ، یا ظالمانہ ، شوم طریقہ، غیر انسانی <text:s/>یا ذلیل کوری سزا دیونو نو بوئے۔</text:p>
      <text:p text:style-name="P3"/>
      <text:p text:style-name="P3">دفعہ ۶:</text:p>
      <text:p text:style-name="P3">ہر کوستے ہیہ جق حاصل شیر کی قانون ہر ژاغہ ہتو وجودو(شخصیتو) تسلیم کوئے۔</text:p>
      <text:p text:style-name="P3"/>
      <text:p text:style-name="P3">دفعہ ۷:</text:p>
      <text:p text:style-name="P3"><text:soft-page-break/></text:p>
      <text:p text:style-name="P3">قانونو غیچہ ہر ای انسان برابر وا ہر ایوالیوتے بیلا تفریق قانونہ تحفظ حاصل شیر، وا <text:s/>ہیہ اغلانو خلافہ کوسوم دی کیہ دی قسمہ کی تفریق کورونو ہوئے یا تفریق کوریکو ترغیب دیونو ہوئے ہیغار بچ بیکو بچےہیہ اغلانیہ سفوتے برابر حق دیونو بیتی شیر۔</text:p>
      <text:p text:style-name="P3"/>
      <text:p text:style-name="P3">دفعہ ۸:</text:p>
      <text:p text:style-name="P3"/>
      <text:p text:style-name="P3">ہر ایوالیوتے ہیہ حق حاصل شیر کی ہیہ اغلانیہ دیرو بنیادی حقان خلاف ورزیو صورتہ ملکھو بااختیار قومی عدالتہ بی تان حقوبچے موثر <text:s/>قانونی ژانگ کوریکو حق حاصل شیر۔</text:p>
      <text:p text:style-name="P3"/>
      <text:p text:style-name="P3">دفعہ ۹:</text:p>
      <text:p text:style-name="P3"/>
      <text:p text:style-name="P3">کوس دی صرف حاکمو یا باچھائی <text:s/>حکمو سورا بندی، نظربند یا علاقاری داڑونو نوبوئے</text:p>
      <text:p text:style-name="P3"/>
      <text:p text:style-name="P3"><text:soft-page-break/></text:p>
      <text:p text:style-name="P3">دفعہ <text:s/>۱۰</text:p>
      <text:p text:style-name="P3"/>
      <text:p text:style-name="P3">ہر ایوالیوتے ہیہ برابر حق حاصل شیر کی ہتو حقو تعینو کوریکو(حقوق وفرائص کا تعین) وا <text:s/>کوس سورا کیہ الزام گیکو صورتہ <text:s/>ازاد غیر جانب دار عدالتہ بی تان حقو <text:s/>دفاعو <text:s/>کوریکو حق حاصل شیر۔</text:p>
      <text:p text:style-name="P3"/>
      <text:p text:style-name="P3">دفعہ ۱۱:</text:p>
      <text:p text:style-name="P3">۱-کوس سورا دی فوجداری قانو تحتہ <text:s/>الزام گیکو صورتہ <text:s/>ہتے وختہ پت ای نفری بے گناہ تصور کورونو بوئے کی کیہ وت کی ای بااختیار عدالتہ <text:s/>ہوروتے تان بے گناہیو <text:s/>ثابت کوریکو بچے پورا وخت دیونو نو بوئے وا ثبوتان سورا ہورو مجرم ثابت کورونو نوبوئے ۔</text:p>
      <text:p text:style-name="P3"/>
      <text:p text:style-name="P3">۲- کوس دی ہتے کورمو سورا سزا دیونو نوبوئے کہ ہتے کورمو کوریکو یا ارتکابو وختہ بین القوامی یا ملکی قانونو مطابقہ ہو قابل سزا جرم تصور کورونو نوباؤ اوشوئے۔</text:p>
      <text:p text:style-name="P3"><text:soft-page-break/></text:p>
      <text:p text:style-name="P3">دفعہ ۱۲:</text:p>
      <text:p text:style-name="P3">کیہ نفریو دی ذاتی یا نجی ذندگیو،خانگی ذندگیو، دورومعاملہ، خطوکتابتہ ، وا ہتو مصروفیتہ بے جا طورا مداخلت نوکوریکو حقو دویان۔، وا ہو شہرتو داغ دار کورونو نوبوئے، قانون ہر انسانوتے ہڥ کورماری تخفظ دویان۔</text:p>
      <text:p text:style-name="P3"/>
      <text:p text:style-name="P3">دفعہ ۱۳:</text:p>
      <text:p text:style-name="P3"/>
      <text:p text:style-name="P3">۱-قانونو مطابقہ ہر ای انسانوتے ہیہ حق حاصل شیر کی ہسے تان مرضیو مطابقہ ہئے ہائی(حرکت کوریکو) بیکو بوئے وا تان مرضیہ کورا ہال بیکو بوئے۔</text:p>
      <text:p text:style-name="P3"/>
      <text:p text:style-name="P3">۲- ہر ای نفریوتے ہیہ حق حاصل شیر کی تان ملکو پیڅھی بیکو بوئے وا کیہ وت دی اچھی تان ملکوتے <text:s/>کی ہائے <text:s/>گیکو بوئے </text:p>
      <text:p text:style-name="P3"/>
      <text:p text:style-name="P3">دفعہ ۱۴:</text:p>
      <text:p text:style-name="P3"><text:soft-page-break/></text:p>
      <text:p text:style-name="P3">۱-ہر ایوالیوتے ہیہ حق حاصل شیر کی ہسے تان سورو تکلیفار(جانب دار عدالتی سزار) بچ کوریکو بچے خور ملکہ ہال بیکو درخواست کوئے، اجازت بیکو صورتہ ہتیغار فائدہ اوسنیر۔ </text:p>
      <text:p text:style-name="P3"/>
      <text:p text:style-name="P3">۲- <text:s/>ہیہ حقو ہڥ عدالتی سزان خلافہ استعمال کورین نوبوئے کی ہیت غیر سیاسی وا ہڥ کورمان وجہین دیونو بیتی اوشوئے کی ہیس چارکوسلو اوصولان دی خلاف ورزی جوڥونو بویان۔</text:p>
      <text:p text:style-name="P3"/>
      <text:p text:style-name="P3">دفعہ ۱۵:</text:p>
      <text:p text:style-name="P3">۱- ہر نفریو تے شہریتو/قومیتو (نیشنلٹی) حق حاصل شیر۔</text:p>
      <text:p text:style-name="P3"/>
      <text:p text:style-name="P3">۲- حاکمو یا باچھو حکمو سورا کوس قومیتار/شہریتار <text:s/>انکار کورونو نوبوئے یا کوس شہریت تبدیل کوریکار <text:s/>محروم کورونو بوئے۔</text:p>
      <text:p text:style-name="P3"/>
      <text:p text:style-name="P3"><text:soft-page-break/>دفعہ ۱۶:</text:p>
      <text:p text:style-name="P3">۱-عورتانان اوچے موشانانتے کیہ وت کی عاقل بالغ ہونی ہیتان سورا <text:s/>مذہبو،ذاتو یا قومیتو کیہ دی قسمہ پابندی نوبوئے ،ہیتانتے برابر حق حاصل شیر کی ہیت تان خواہشو سورا شادی کوری،تانتے دور اباد کونی، شادیو معاملہ،وا خانگی زنداگیہ وا طلاقو معاملہ موشو اوچے عورتوتے برابر حق حاصل شیر۔</text:p>
      <text:p text:style-name="P3"/>
      <text:p text:style-name="P3">۲- نکاہ جو کھاڑان <text:s/>موشو اوچے عورتو <text:s/>رضامندیو سورا بوئے</text:p>
      <text:p text:style-name="P3"/>
      <text:p text:style-name="P3">۳-خاندان معاشرو فطری وا بنیادی حصہ (اکائی) <text:s/>شیر <text:s/>ہوتے تحفظ دیک حکومتو اوچے معاشرو ذمہ داری شیر۔</text:p>
      <text:p text:style-name="P3"/>
      <text:p text:style-name="P3">دفعہ ۱۷:</text:p>
      <text:p text:style-name="P3">۱- ہر انسانوتے غیژی <text:s/>وا کوسو ای بیتی جائداد ساؤزیکو حق حاصل شیر <text:s text:c="2"/><text:tab/></text:p>
      <text:p text:style-name="P3"/>
      <text:p text:style-name="P3">۲- کیہ انسانو دی ذبردستی ہتو حقار محروم کورونو نو بوئے<text:tab/></text:p>
      <text:p text:style-name="P3"><text:soft-page-break/></text:p>
      <text:p text:style-name="P3"/>
      <text:p text:style-name="P3">دفعہ ۱۸:</text:p>
      <text:p text:style-name="P3"/>
      <text:p text:style-name="P3">کیہ انسانوت دی تان رایو اظہار کوریکو، ضمیرو آزادیو وا مذہبو پورا حق حاصل شیر، ہمی حقان موژی عقیدو یا مذہب تبدیل کوریکو، غیژی یا کوسو ایبیتی تان عقیدو تبلیغ کوریکو،تان عقیدو سورا عمل کوریکو، وا مذہبی رسمان سورا عمل کوریک دی حق شامل شیر۔</text:p>
      <text:p text:style-name="P3"/>
      <text:p text:style-name="P3">دفعہ ۱۹:</text:p>
      <text:p text:style-name="P3">ہر نفریوتے <text:s/>رائے قائم کوریکو، وا تان رایو اظہارو کوریکو حق حاصل شیر،ہے حقو موژی ہیہ لودی شامل شیر کی ای انسان سرحدان خیالو نو لاکھی(کیہ زریعہ دی) معلومات حاصل کوری، ای رائے قائم کوری وا ہتے رایو اظہارو کوریکو دی حق حاصل شیر</text:p>
      <text:p text:style-name="P3"/>
      <text:p text:style-name="P3"><text:soft-page-break/>دفعہ ۲۰:</text:p>
      <text:p text:style-name="P3"/>
      <text:p text:style-name="P3">۱- ہر ای نفریوتے پرامن طریقہ ایوال ایوالیو سوم ملاؤ بیکو، وا تنظیم ساؤزیکو ازادی حاصل شیر</text:p>
      <text:p text:style-name="P3">۲- <text:s/>کوس دی محجبور کوری کیہ تنظیمو ممبر ساؤزینو نوبوئے۔</text:p>
      <text:p text:style-name="P3"/>
      <text:p text:style-name="P3">دفعہ ۲۱:</text:p>
      <text:p text:style-name="P3">۱-ہر ای نفریو تان ملکہو حکومتہ براہ راست یا ازادیو سورا منتخب بیرو نمائندو ذریعہ حصہ گانیکو حق حاصل شیر،</text:p>
      <text:p text:style-name="P3">۲- ہر نفریوتے تان ملکہ سرکاری نوکری گانیکو حق حاصل شیر</text:p>
      <text:p text:style-name="P3">۳- رویان مرضی حکومت یا اقتدار گانیکو بچے ضروری جوڥونو بوئے،وا وخت وختہ ازاد انتخابو ذریعہ <text:s/>رویان سار رائے گانونو بوئے وا ہیہ انتخاب برابریو سطحہ وا خفیہ ووٹو ذریعہ ع بوئے۔</text:p>
      <text:p text:style-name="P3"/>
      <text:p text:style-name="P3">دفعہ ۲۲:</text:p>
      <text:p text:style-name="P3"><text:soft-page-break/>معاشرو ای فرد بیکو حیثیتہ ہر ای ممبروتے تحفظ حاصل شیر وا ہیہ حق دی کی ہیس ملکو نظام اوچے وسائلان پروشٹہ لاکھی <text:s/>قومی وا بین القوامی تعاونو سورا ازاد اقتصادی،معاشراتی وا ثقافتی حقان حاصل کوئے کی ہیت ہو عزتو اوچے وقار وا ہو شخصیتو ازادانہ ترقیو باچے لازم شینی۔</text:p>
      <text:p text:style-name="P3"/>
      <text:p text:style-name="P3">دفعہ ۲۳:</text:p>
      <text:p text:style-name="P3"/>
      <text:p text:style-name="P3">۱- ہر کوستے ملازمت کوریکو ، تان چیتہ پیشہ اختیار کوریکو، کورمو ژاغہ موافق حالتو، معقول شرائطو سورا روزگارو وا <text:s/>بے روزگاریار تحفظو حق حاصل شیر۔</text:p>
      <text:p text:style-name="P3">۲-ہرایوالیوتے کیہ دی قسمو تفریقار غیر ای قسمہ (کوستے کم یا کوستے زیاد نو)</text:p>
      <text:p text:style-name="P3">کورمو ای برابرا معاوضو حق حاصل شیر۔</text:p>
      <text:p text:style-name="P3">۳-ہر ای نفریوتے کاکی کوروم کویان معقول معاوضو حق حاصل شیر کی ہتو سورا ہسے تان وا تو خاندان عزتو سورا ذندگی تیرینی۔ ضرورت کی پورتائے معاشراتی تحفظو طریقہ کارو ذریعہ ہے معاوضہ اضافہ کوریکو بش بائے۔</text:p>
      <text:p text:style-name="P3"><text:soft-page-break/>۴- ہر ای نفریوتے <text:s/>تان حقو تحفظو بچے تجارتی تنظیم ساؤزیکو یا کیا تجارتی تنظیمہ شامل بیکو حق حاصل شیر۔</text:p>
      <text:p text:style-name="P3"/>
      <text:p text:style-name="P3">دفعہ ۲۴:</text:p>
      <text:p text:style-name="P3">ہر ای نفریوتے ارام کوریکو حق حاصل شیر،گھنٹان مقدارا کورمو تنخوار علاوہ ہے موژی چٹھی ( پیسو سوم جوستہ چٹھی) <text:s/>دی شامل شینی۔</text:p>
      <text:p text:style-name="P3"/>
      <text:p text:style-name="P3"/>
      <text:p text:style-name="P3">دفعہ <text:s/>۲۵ :</text:p>
      <text:p text:style-name="P3">۱- ہر ای نفریو تان اوچے تو خاندانو بچے صحت مناسب معیار زندگیو، خوراکہ، زاپ ہال بیکو ژااغو،صحتو خیالو لاکھیکو وا خور معاشرو ضروریاتان پورا کوریکو معاشراتی مراغات شامل شینی۔ وا بیروزگاری،لہازی، معذوری، زاروئی وا ہر ہتے حالت کی ہیس ہتو واسار نیڥی شیر ہتو خلافہ تحفظو حق حاصل شیر۔</text:p>
      <text:p text:style-name="P3"/>
      <text:p text:style-name="P3"><text:soft-page-break/>۲-څیق اژیرو اژیلی وا نان خصوصی توجہ وا امدادو مستحق اسونی۔ہتے څیق کی ہسے شادیار پروشٹی پیدا بیتی اسورا کی ہسے شادی کوریکار اچی پیدا بیتی اسور </text:p>
      <text:p text:style-name="P3"/>
      <text:p text:style-name="P3">کھاڑانتے معاشرہ ای قسمہ تحفظ دیونو بیتی شیر۔</text:p>
      <text:p text:style-name="P3"/>
      <text:p text:style-name="P3">دفعہ ۲۶:</text:p>
      <text:p text:style-name="P3">۱- ہر ای نفریوتے سبق ریکو حق حاصل شیر۔ <text:s/>مفت تعلیمو ، کم ازکم شروغو وا بنیادی درجہ تعلیم مفت بوئے، ابتدائی تعلیم لازمی بوئے، فنی وا تکنیکی تعلیم حاصل کوریکو انتظامو کورونو بوئے، قابلیتو بنیادا اغلی تعلیم حاصل کوریکو ہر کوستے مساوی طورا ممکن ساؤزونو بوئے۔</text:p>
      <text:p text:style-name="P3">۲- تعلیمو مقصد انسانی ذندگیو بہتری شیر، وا تعلیم انسانی حقوقو سورا عمل کوریکو وا ایوال ایوالیو عزتو اوچے احترامو کوریکہ مدد گار بویان، تعلیم تمام قومان مذہبی وا نسلی گروہان موژی ایوال ایوالیو ہوڥ کوریکو، برداشتو وا احترامو ذریعہ ساؤزبویان وا ہیغار پروشٹی بی دنیا امنو امن برقرار لاکھیکہ اقوام عالمو مددگار بویان۔</text:p>
      <text:p text:style-name="P3"><text:soft-page-break/>۳- نان تاتانتے ہیہ حق شیر کی ہیت فیصلہ کونی کی ہیتان اڑیلیانتے کیہ قسمہ تعلیم دیونو بوئے ۔</text:p>
      <text:p text:style-name="P3"/>
      <text:p text:style-name="P3">دفعہ ۲۷:</text:p>
      <text:p text:style-name="P3">۱-ہر کوستے قومو ثقافتی زندگیہ ازادیو سورا حصہ گانیکو، ادباری فائدہ حاصل کوریکو سائنسی ترقیہ وا ہیغار فائدہ گانیکو حق حاصل شیر۔</text:p>
      <text:p text:style-name="P3">۲-ہر کوستے ہیہ حق حاصل شیر کی ہتو مادی مفادو حفاظتو کورونو بائے کی ہیس ہو سائنسی علمی یا ادبی تصنیفو سورا ہوتے حاصل بویان۔</text:p>
      <text:p text:style-name="P3"/>
      <text:p text:style-name="P3">دفعہ ۲۸:</text:p>
      <text:p text:style-name="P3">ہر ای نفریوتے بین القوامی نظامہ شامل بیکو حق حاصل شیر وا ہیہ اغلانیہ کیہ دی <text:s/>حقان لوؤ دیونو بیتی شینی ہیت ہر ای شہریوتے <text:s/>حاصل شینی۔</text:p>
      <text:p text:style-name="P3"/>
      <text:p text:style-name="P3">دفعہ ۲۹:</text:p>
      <text:p text:style-name="P3"><text:soft-page-break/>۱- ہر ای نفریو سورا معاشرو ہیہ حق شیر ، کوریکو کی معاشرہ حال بیتی ای انسانو <text:s/>نشونما ممکن شیر۔</text:p>
      <text:p text:style-name="P3">۲-تان حقو اوچے ازادیار فائدہ اوسنیکو بچے انسان ہتےحدودان پابند بوئے کھیوکی خوران ازادیو وا حقان تسلیم کوریکو وا ہتے احترامو بچے یا جمہوری نظامہ اخلاق، امن عامو وا عام فلاح بہبودو مناسب لوازماتان پورا کوریکو بچے قانونی طورا لاگو کورونو بیتی شینی۔</text:p>
      <text:p text:style-name="P3">۳- ہمی ازادیان کیہ صورتہ دی اقوام متحدو قانونو اوچے اوصولان خلافہ استعمال کورونو نو بوئے۔</text:p>
      <text:p text:style-name="P3"/>
      <text:p text:style-name="P3">دفعہ ۳۰:</text:p>
      <text:p text:style-name="P3">ہیہ اغلانیار کیہ دی ہڥ لوؤ مطلب گانین نو بوئے کی کیہ ملکو، کیہ قومو، یا موشو کیہ ہڥ سرگرمیہ مصروف بیکو یا ہڥ کورمو کوریکو حق پیدا بوئے کی ہتو مطلب ہمی حقان خلاف بوئے کیاغ کی ہیہ اغلانیہ بیان بیتی شیر۔</text:p>
      <text:p text:style-name="P1"/>
      <text:p text:style-name="P4">Published by the office of public information, United Nations</text:p>
      <text:p text:style-name="P4">Universal Declaration of Human Rights (Khowar)</text:p>
      <text:p text:style-name="P4">Reprinted in U.N. <text:s/>OPI /15...15377...June 1965-5M</text:p>
      <text:p text:style-name="P4"><text:soft-page-break/></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Awami Nastaliq Alpha2" svg:font-family="'Awami Nastaliq Alpha2'" style:font-pitch="variable"/>
    <style:font-face style:name="Awami Nastaliq Beta1" svg:font-family="'Awami Nastaliq Beta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14:56:53.196000000</meta:creation-date>
    <dc:date>2016-07-27T15:43:00.472000000</dc:date>
    <meta:editing-duration>PT4M43S</meta:editing-duration>
    <meta:editing-cycles>4</meta:editing-cycles>
    <meta:generator>LibreOfficeDev/5.2.0.0.alpha0$Windows_x86 LibreOffice_project/157469896ef56720f33676222b95e81c04ab5c72</meta:generator>
    <meta:document-statistic meta:table-count="0" meta:image-count="0" meta:object-count="0" meta:page-count="19" meta:paragraph-count="109" meta:word-count="1943" meta:character-count="10262" meta:non-whitespace-character-count="8333"/>
  </office:meta>
</office:document-meta>
</file>